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51.82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5a5a5"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d0d0d0"/>
      <style:text-properties style:font-name="Times New Roman" fo:font-size="15pt" style:font-size-asian="15pt" style:font-size-complex="15pt"/>
    </style:style>
    <style:style style:name="ce3" style:family="table-cell" style:parent-style-name="Default">
      <style:table-cell-properties fo:background-color="#e8e8e8" style:text-align-source="fix" style:repeat-content="false"/>
      <style:paragraph-properties fo:text-align="center" fo:margin-left="0mm"/>
      <style:text-properties fo:color="#7f00fe" style:font-name="Times New Roman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fo:background-color="#d0d0d0" style:text-align-source="fix" style:repeat-content="false" style:vertical-align="middle"/>
      <style:paragraph-properties fo:text-align="center"/>
      <style:text-properties style:font-name="Times New Roman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bababa" style:text-align-source="fix" style:repeat-content="false" style:vertical-align="middle"/>
      <style:paragraph-properties fo:text-align="center"/>
      <style:text-properties style:font-name="Times New Roman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ababa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CI Platform – DB Schema</text:p>
          </table:table-cell>
          <table:covered-table-cell table:number-columns-repeated="7" table:style-name="Default"/>
          <table:covered-table-cell table:number-columns-repeated="10"/>
          <table:table-cell table:number-columns-repeated="100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Table : Admin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dmin_id</text:p>
          </table:table-cell>
          <table:table-cell table:style-name="ce4" office:value-type="string" calcext:value-type="string">
            <text:p>bigi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ne </text:p>
          </table:table-cell>
          <table:table-cell table:style-name="ce4" office:value-type="string" calcext:value-type="string">
            <text:p>AUTO_INCREMENT</text:p>
          </table:table-cell>
          <table:table-cell table:style-name="ce4" office:value-type="string" calcext:value-type="string">
            <text:p>UNSIGNED</text:p>
          </table:table-cell>
          <table:table-cell table:style-name="ce4" office:value-type="string" calcext:value-type="string">
            <text:p>Primary Key</text:p>
          </table:table-cell>
          <table:table-cell table:style-name="ce13" table:number-columns-repeated="1016"/>
        </table:table-row>
        <table:table-row table:style-name="ro4"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admin_avtar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1016"/>
        </table:table-row>
        <table:table-row table:style-name="ro4"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URRENT_TIMESTAMP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pdated_a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deleted_a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Table : User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irst_name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st_name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ssword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hy_i_volu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mployee_id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partment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kill_id</text:p>
          </table:table-cell>
          <table:table-cell table:style-name="ce6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skills.skill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table:style-name="ce6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table:style-name="ce6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nked_in_url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itle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Table : LoginUser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igi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ne </text:p>
          </table:table-cell>
          <table:table-cell table:style-name="ce4" office:value-type="string" calcext:value-type="string">
            <text:p>AUTO_INCREMENT</text:p>
          </table:table-cell>
          <table:table-cell table:style-name="ce4" office:value-type="string" calcext:value-type="string">
            <text:p>UNSIGNED</text:p>
          </table:table-cell>
          <table:table-cell table:style-name="ce4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ssword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rst_Name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st_Name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gin_Time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Table : Sessions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ession_id</text:p>
          </table:table-cell>
          <table:table-cell table:style-name="ce6" office:value-type="string" calcext:value-type="string">
            <text:p>nvarchar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User.User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art_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d_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2" table:number-rows-spanned="1">
            <text:p>Table : PaswordResets</text:p>
          </table:table-cell>
          <table:covered-table-cell table:style-name="Default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Reset_Token</text:p>
          </table:table-cell>
          <table:table-cell table:style-name="ce6" office:value-type="string" calcext:value-type="string">
            <text:p>nvarchar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User.User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iration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2" table:number-rows-spanned="1">
            <text:p>Table : LoginAttempts</text:p>
          </table:table-cell>
          <table:covered-table-cell table:style-name="Default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ttempts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Last_Attemp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2" table:number-rows-spanned="1">
            <text:p>Table : Mission</text:p>
          </table:table-cell>
          <table:covered-table-cell table:style-name="Default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Mission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mission_type</text:p>
          </table:table-cell>
          <table:table-cell table:style-name="ce9" office:value-type="string" calcext:value-type="string">
            <text:p>nvarcha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 </text:p>
          </table:table-cell>
          <table:table-cell table:style-name="ce6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Mission_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ssion_Theme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ssion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ssion_Organis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table:style-name="ce6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ssion_Deadlin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table:style-name="ce6"/>
          <table:table-cell table:number-columns-repeated="1017"/>
        </table:table-row>
        <table:table-row table:style-name="ro4">
          <table:table-cell office:value-type="string" calcext:value-type="string">
            <text:p>Mission_Start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ssion_End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ssion_Rating</text:p>
          </table:table-cell>
          <table:table-cell office:value-type="string" calcext:value-type="string">
            <text:p>re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tal_Seats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1017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City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city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table:number-columns-repeated="2"/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ity_Name</text:p>
          </table:table-cell>
          <table:table-cell office:value-type="string" calcext:value-type="string">
            <text:p>nvarcha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County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country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table:number-columns-repeated="2"/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untry_Name</text:p>
          </table:table-cell>
          <table:table-cell office:value-type="string" calcext:value-type="string">
            <text:p>nvarcha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2" table:number-rows-spanned="1">
            <text:p>Table : Volunteers</text:p>
          </table:table-cell>
          <table:covered-table-cell table:style-name="Default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olunteer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Volunteer_Name</text:p>
          </table:table-cell>
          <table:table-cell table:style-name="ce9" office:value-type="string" calcext:value-type="string">
            <text:p>n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 </text:p>
          </table:table-cell>
          <table:table-cell table:style-name="ce6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Missions.mission_id)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VolunteeringMissionPage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olunteer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ssion_name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ssion_description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Comments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Commen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User.User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ment_Id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ost_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Story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o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User.User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ory_titl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ory_descrp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blished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deoUrl</text:p>
          </table:table-cell>
          <table:table-cell office:value-type="string" calcext:value-type="string">
            <text:p>nvarch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MG</text:p>
          </table:table-cell>
          <table:table-cell office:value-type="string" calcext:value-type="string">
            <text:p>Blob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timesheet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olunteer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olunteering_hours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time entry 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volunteering goal 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skills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kill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kill_name</text:p>
          </table:table-cell>
          <table:table-cell office:value-type="string" calcext:value-type="string">
            <text:p>n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unique key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user_skills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table:number-columns-repeated="2"/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kill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skills.skill_id)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Contacts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contac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 </text:p>
          </table:table-cell>
          <table:table-cell table:style-name="ce6" office:value-type="string" calcext:value-type="string">
            <text:p>AUTO_INCREMENT</text:p>
          </table:table-cell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Primary Ke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FK(User.User_id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bject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nt_on_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Table : Policy</text:p>
          </table:table-cell>
          <table:covered-table-cell table:style-name="ce24"/>
          <table:table-cell table:style-name="ce24"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3" office:value-type="string" calcext:value-type="string">
            <text:p>Field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Policy_id</text:p>
          </table:table-cell>
          <table:table-cell table:style-name="Default" office:value-type="string" calcext:value-type="string">
            <text:p>bigint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 </text:p>
          </table:table-cell>
          <table:table-cell table:style-name="Default" office:value-type="string" calcext:value-type="string">
            <text:p>AUTO_INCREMENT</text:p>
          </table:table-cell>
          <table:table-cell table:style-name="Default" office:value-type="string" calcext:value-type="string">
            <text:p>UNSIGNED</text:p>
          </table:table-cell>
          <table:table-cell table:style-name="Default"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nvarcha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 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t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 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stamp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ne </text:p>
          </table:table-cell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6:51:52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3-02-09T16:52:30.472000000</dc:date>
    <meta:editing-duration>PT14M1S</meta:editing-duration>
    <meta:editing-cycles>4</meta:editing-cycles>
    <meta:document-statistic meta:table-count="1" meta:cell-count="711" meta:object-count="0"/>
  </office:meta>
</office:document-meta>
</file>